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left="0cm" fo:margin-right="0cm" fo:margin-top="0.794cm" fo:margin-bottom="0cm" loext:contextual-spacing="false" style:line-height-at-least="0.847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529cm" fo:margin-bottom="0cm" loext:contextual-spacing="false" style:line-height-at-least="0.741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529cm" fo:margin-bottom="0cm" loext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3a3a3a" style:font-name="Open Sans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left="0.794cm" fo:margin-right="0cm" fo:margin-top="0.529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3a3a3a" style:font-name="Open Sans" fo:font-size="12pt" fo:letter-spacing="normal" fo:font-style="normal" fo:font-weight="normal"/>
    </style:style>
    <style:style style:name="T1" style:family="text">
      <style:text-properties officeooo:rsid="00126bfd"/>
    </style:style>
    <style:style style:name="T2" style:family="text">
      <style:text-properties fo:font-variant="normal" fo:text-transform="none" fo:color="#3a3a3a" style:font-name="Open Sans" fo:font-size="16.5pt" fo:letter-spacing="normal" fo:font-style="normal" fo:font-weight="bold"/>
    </style:style>
    <style:style style:name="T3" style:family="text">
      <style:text-properties fo:font-variant="normal" fo:text-transform="none" fo:color="#3a3a3a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a3a3a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6"/><text:span text:style-name="T1">Interview Quations For Testing </text:span></text:p>
      <text:p text:style-name="P5"/>
      <text:p text:style-name="P6"/>
      <text:h text:style-name="P1" text:outline-level="3"><text:span text:style-name="Strong_20_Emphasis"><text:span text:style-name="T2">1. What do you understand by software testing?</text:span></text:span></text:h>
      <text:p text:style-name="P3"><text:a xlink:type="simple" xlink:href="https://intellipaat.com/blog/what-is-software-testing/" office:target-frame-name="_blank" xlink:show="new" text:style-name="Internet_20_link" text:visited-style-name="Visited_20_Internet_20_Link"><text:span text:style-name="T4">Software testing</text:span></text:a><text:span text:style-name="T3"> is a validation process that confirms that a system works as per the business requirements. It qualifies a system on various aspects such as usability, accuracy, completeness, efficiency, etc. ANSI/IEEE 1059 is the global standard that defines the basic principles of testing.</text:span></text:p>
      <text:h text:style-name="P2" text:outline-level="3"><text:span text:style-name="Strong_20_Emphasis"><text:span text:style-name="T2">2. What is a test plan and what does it include?</text:span></text:span></text:h>
      <text:p text:style-name="P3"><text:span text:style-name="T3">A test plan stores all possible testing activities to ensure a quality product. It gathers </text:span><text:a xlink:type="simple" xlink:href="https://intellipaat.com/blog/what-is-data/" office:target-frame-name="_blank" xlink:show="new" text:style-name="Internet_20_link" text:visited-style-name="Visited_20_Internet_20_Link"><text:span text:style-name="T4">data</text:span></text:a><text:span text:style-name="T3"> from the product description, requirement, and use case documents.</text:span></text:p>
      <text:p text:style-name="P4">The test plan document includes the following:</text:p>
      <text:list xml:id="list3384397606" text:style-name="L1">
        <text:list-item>
          <text:p text:style-name="P7">Testing objectives</text:p>
        </text:list-item>
        <text:list-item>
          <text:p text:style-name="P7">Test scope</text:p>
        </text:list-item>
        <text:list-item>
          <text:p text:style-name="P7">Testing the frame</text:p>
        </text:list-item>
        <text:list-item>
          <text:p text:style-name="P7">Environment</text:p>
        </text:list-item>
        <text:list-item>
          <text:p text:style-name="P7">Reason for testing</text:p>
        </text:list-item>
        <text:list-item>
          <text:p text:style-name="P7">Criteria for entrance and exit</text:p>
        </text:list-item>
        <text:list-item>
          <text:p text:style-name="P7">Deliverables</text:p>
        </text:list-item>
        <text:list-item>
          <text:p text:style-name="P7">Risk factors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3T12:38:37.697649183</meta:creation-date>
    <dc:date>2024-07-23T13:23:49.117490302</dc:date>
    <meta:editing-duration>PT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6" meta:character-count="769" meta:non-whitespace-character-count="658"/>
  </office:meta>
</office:document-meta>
</file>